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500050" fo:letter-spacing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500050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0050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0050" style:font-name="Arial" fo:font-size="12pt" fo:letter-spacing="normal" fo:font-style="normal" fo:font-weight="normal" officeooo:rsid="00144a85" officeooo:paragraph-rsid="00144a8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0050" fo:letter-spacing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  <style:style style:name="T1" style:family="text">
      <style:text-properties style:font-name="Arial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TE SCHEMA INDUSTRIA</text:p>
      <text:p text:style-name="P3"/>
      <text:p text:style-name="P3">CREATE TABLE IF NOT EXISTS INDUSTRIA.DEPARTAMENTO(</text:p>
      <text:p text:style-name="P6">  <text:span text:style-name="T1">COD_DEPT VARCHAR(2) NOT NULL PRIMARY KEY,</text:span></text:p>
      <text:p text:style-name="P6">  <text:span text:style-name="T1">NOME VARCHAR(30) NOT NULL);</text:span></text:p>
      <text:p text:style-name="P6">  </text:p>
      <text:p text:style-name="P3">CREATE TABLE IF NOT EXISTS INDUSTRIA.FUNCIONARIO(</text:p>
      <text:p text:style-name="P1">  <text:span text:style-name="T1">CPF VARCHAR(14) NOT NULL PRIMARY KEY,</text:span></text:p>
      <text:p text:style-name="P6">  <text:span text:style-name="T1">COD_DEPT_FK VARCHAR(2) NOT NULL,</text:span></text:p>
      <text:p text:style-name="P6">  <text:span text:style-name="T1">COD_CARGO_FK VARCHAR(2) NOT NULL,</text:span></text:p>
      <text:p text:style-name="P6">  <text:span text:style-name="T1">NOME_FUNCIO VARCHAR(30) NOT NULL);</text:span></text:p>
      <text:p text:style-name="P6">  </text:p>
      <text:p text:style-name="P7">CREATE TABLE IF NOT EXISTS INDUSTRIA.CARGO(</text:p>
      <text:p text:style-name="P6">  <text:span text:style-name="T1">COD_CARGO VARCHAR(2) NOT NULL PRIMARY KEY,</text:span></text:p>
      <text:p text:style-name="P5">  <text:span text:style-name="T1">NOME_CARGO VARCHAR(30) NOT NULL,</text:span></text:p>
      <text:p text:style-name="P1">  <text:span text:style-name="T1">SALARIO FLOAT NOT NULL);</text:span></text:p>
      <text:p text:style-name="P1">  </text:p>
      <text:p text:style-name="P7">CREATE TABLE IF NOT EXISTS INDUSTRIA.COMPRA(</text:p>
      <text:p text:style-name="P6">  <text:span text:style-name="T1">COD_COMPRA VARCHAR(6) NOT NULL PRIMARY KEY,</text:span></text:p>
      <text:p text:style-name="P6">  <text:span text:style-name="T1">COD_DEPT_FK VARCHAR(2) NOT NULL,</text:span></text:p>
      <text:p text:style-name="P6">  <text:span text:style-name="T1">VALOR_TOTAL FLOAT NOT NULL);</text:span></text:p>
      <text:p text:style-name="P6">  </text:p>
      <text:p text:style-name="P7">CREATE TABLE IF NOT EXISTS INDUSTRIA.COMPRA_TEM_INSUMO(</text:p>
      <text:p text:style-name="P6">  <text:span text:style-name="T1">QUANTIDADE INTEGER NOT NULL,</text:span></text:p>
      <text:p text:style-name="P6">  <text:span text:style-name="T1">COD_COMPRA_FK VARCHAR(6) NOT NULL,</text:span></text:p>
      <text:p text:style-name="P6">  <text:span text:style-name="T1">COD_INSUMO_FK VARCHAR(6) NOT NULL);</text:span></text:p>
      <text:p text:style-name="P6">  </text:p>
      <text:p text:style-name="P7">CREATE TABLE IF NOT EXISTS INDUSTRIA.INSUMO(</text:p>
      <text:p text:style-name="P6">  <text:span text:style-name="T1">COD_INSUMO VARCHAR(6) NOT NULL PRIMARY KEY,</text:span></text:p>
      <text:p text:style-name="P6">  <text:span text:style-name="T1">COD_ESTOQUE_INSUMO_FK VARCHAR(6)NOT NULL,</text:span></text:p>
      <text:p text:style-name="P6">  <text:span text:style-name="T1">CNPJ_FORNEC_FK VARCHAR(18) NOT NULL,</text:span></text:p>
      <text:p text:style-name="P6">  <text:span text:style-name="T1">PRECO_UNITARIO FLOAT NOT NULL,</text:span></text:p>
      <text:p text:style-name="P6">  <text:span text:style-name="T1">NOME_INSUMO VARCHAR(30) NOT NULL);</text:span></text:p>
      <text:p text:style-name="P6">  </text:p>
      <text:p text:style-name="P7">CREATE TABLE IF NOT EXISTS INDUSTRIA.FORNECEDOR(</text:p>
      <text:p text:style-name="P6">  <text:span text:style-name="T1">CNPJ_FORNEC VARCHAR(18) NOT NULL PRIMARY KEY,</text:span></text:p>
      <text:p text:style-name="P5">  <text:span text:style-name="T1">NOME VARCHAR(30) NOT NULL,</text:span></text:p>
      <text:p text:style-name="P1">  <text:span text:style-name="T1">TELEFONE VARCHAR(9) NOT NULL,</text:span></text:p>
      <text:p text:style-name="P1">  <text:span text:style-name="T1">CIDADE VARCHAR(30) NOT NULL,</text:span></text:p>
      <text:p text:style-name="P1">  <text:span text:style-name="T1">RUA VARCHAR(30) NOT NULL,</text:span></text:p>
      <text:p text:style-name="P1">  <text:span text:style-name="T1">QUADRA VARCHAR(4));</text:span></text:p>
      <text:p text:style-name="P1">  </text:p>
      <text:p text:style-name="P7">CREATE TABLE IF NOT EXISTS INDUSTRIA.ESTOQUE_PRODUTO(</text:p>
      <text:p text:style-name="P6">  <text:span text:style-name="T1">COD_ESTOQUE_PRODUTO VARCHAR(6) NOT NULL PRIMARY KEY);</text:span></text:p>
      <text:p text:style-name="P5">  </text:p>
      <text:p text:style-name="P2">CREATE TABLE IF NOT EXISTS INDUSTRIA.ESTOQUE_INSUMO(</text:p>
      <text:p text:style-name="P6">  <text:span text:style-name="T1">COD_ESTOQUE_INSUMO VARCHAR(6) NOT NULL PRIMARY KEY);</text:span></text:p>
      <text:p text:style-name="P6">  </text:p>
      <text:p text:style-name="P7">CREATE TABLE IF NOT EXISTS INDUSTRIA.PRODUTO(</text:p>
      <text:p text:style-name="P6">  <text:span text:style-name="T1">COD_PRODUTO VARCHAR(6) NOT NULL PRIMARY KEY,</text:span></text:p>
      <text:p text:style-name="P6">  <text:span text:style-name="T1">COD_ESTOQUE_PRODUTO_FK VARCHAR(6) NOT NULL,</text:span></text:p>
      <text:p text:style-name="P6">  <text:span text:style-name="T1">PRECO_UNITARIO FLOAT NOT NULL,</text:span></text:p>
      <text:p text:style-name="P6"><text:soft-page-break/>  <text:span text:style-name="T1">NOME_PRODUTO VARCHAR(30) NOT NULL);</text:span></text:p>
      <text:p text:style-name="P6">  </text:p>
      <text:p text:style-name="P7">CREATE TABLE IF NOT EXISTS INDUSTRIA.VENDA(</text:p>
      <text:p text:style-name="P6">  <text:span text:style-name="T1">COD_VENDA VARCHAR(6) NOT NULL PRIMARY KEY,</text:span></text:p>
      <text:p text:style-name="P6">  <text:span text:style-name="T1">COD_DEPT_FK VARCHAR(2) NOT NULL,</text:span></text:p>
      <text:p text:style-name="P6">  <text:span text:style-name="T1">VALOR_TOTAL FLOAT NOT NULL);</text:span></text:p>
      <text:p text:style-name="P6">  </text:p>
      <text:p text:style-name="P7">CREATE TABLE IF NOT EXISTS INDUSTRIA.VENDA_TEM_PRODUTO(</text:p>
      <text:p text:style-name="P6">  <text:span text:style-name="T1">COD_VENDA_FK VARCHAR(6) NOT NULL,</text:span></text:p>
      <text:p text:style-name="P6">  <text:span text:style-name="T1">QUANTIDADE INTEGER NOT NULL,</text:span></text:p>
      <text:p text:style-name="P6">  <text:span text:style-name="T1">COD_PRODUTO_FK VARCHAR(6) NOT NULL);</text:span></text:p>
      <text:p text:style-name="P6">  </text:p>
      <text:p text:style-name="P7">CREATE TABLE IF NOT EXISTS INDUSTRIA.PRODUTO_TEM_CLIENTE(</text:p>
      <text:p text:style-name="P6">  <text:span text:style-name="T1">CNPJ_CLIENTE_FK VARCHAR(18) NOT NULL,</text:span></text:p>
      <text:p text:style-name="P6">  <text:span text:style-name="T1">COD_PRODUTO_FK1 VARCHAR(6) NOT NULL);</text:span></text:p>
      <text:p text:style-name="P6">  </text:p>
      <text:p text:style-name="P7">CREATE TABLE IF NOT EXISTS INDUSTRIA.CLIENTE(</text:p>
      <text:p text:style-name="P6">  <text:span text:style-name="T1">CNPJ_CLIENTE VARCHAR(18) NOT NULL PRIMARY KEY,  </text:span></text:p>
      <text:p text:style-name="P5">  <text:span text:style-name="T1">NOME VARCHAR(30) NOT NULL,</text:span></text:p>
      <text:p text:style-name="P1">  <text:span text:style-name="T1">TELEFONE VARCHAR(9) NOT NULL,</text:span></text:p>
      <text:p text:style-name="P1">  <text:span text:style-name="T1">CIDADE VARCHAR(30) NOT NULL,</text:span></text:p>
      <text:p text:style-name="P1">  <text:span text:style-name="T1">RUA VARCHAR(30) NOT NULL,</text:span></text:p>
      <text:p text:style-name="P1">  <text:span text:style-name="T1">QUADRA VARCHAR(4));</text:span></text:p>
      <text:p text:style-name="P1">  </text:p>
      <text:p text:style-name="P7">ALTER TABLE INDUSTRIA.FUNCIONARIO</text:p>
      <text:p text:style-name="P7">ADD CONSTRAINT FK FOREIGN KEY (COD_DEPT_FK) REFERENCES INDUSTRIA.DEPARTAMENTO(COD_</text:p>
      <text:p text:style-name="P7"/>
      <text:p text:style-name="P7">ALTER TABLE INDUSTRIA.FUNCIONARIO</text:p>
      <text:p text:style-name="P7">ADD CONSTRAINT FK1 FOREIGN KEY (COD_CARGO_FK) REFERENCES INDUSTRIA.CARGO(COD_CARGO);</text:p>
      <text:p text:style-name="P7"/>
      <text:p text:style-name="P7">ALTER TABLE INDUSTRIA.COMPRA</text:p>
      <text:p text:style-name="P7">ADD CONSTRAINT FK2 FOREIGN KEY (COD_DEPT_FK) REFERENCES INDUSTRIA.DEPARTAMENTO(COD_</text:p>
      <text:p text:style-name="P7"/>
      <text:p text:style-name="P7">ALTER TABLE INDUSTRIA.COMPRA_TEM_INSUMO</text:p>
      <text:p text:style-name="P7">ADD CONSTRAINT FK3 FOREIGN KEY (COD_COMPRA_FK) REFERENCES INDUSTRIA.COMPRA(COD_COMPRA);</text:p>
      <text:p text:style-name="P7"/>
      <text:p text:style-name="P7">ALTER TABLE INDUSTRIA.COMPRA_TEM_INSUMO</text:p>
      <text:p text:style-name="P7">ADD CONSTRAINT FK4 FOREIGN KEY (COD_INSUMO_FK) REFERENCES INDUSTRIA.INSUMO(COD_INSUMO);</text:p>
      <text:p text:style-name="P7"/>
      <text:p text:style-name="P7">ALTER TABLE INDUSTRIA.INSUMO</text:p>
      <text:p text:style-name="P7">ADD CONSTRAINT FK5 FOREIGN KEY (CNPJ_FORNEC_FK) REFERENCES INDUSTRIA.FORNECEDOR(CNPJ_</text:p>
      <text:p text:style-name="P7"/>
      <text:p text:style-name="P7">ALTER TABLE INDUSTRIA.INSUMO</text:p>
      <text:p text:style-name="P7">ADD CONSTRAINT FK6 FOREIGN KEY (COD_ESTOQUE_INSUMO_FK) REFERENCES INDUSTRIA.ESTOQUE_INSUMO(COD_</text:p>
      <text:p text:style-name="P7"/>
      <text:p text:style-name="P7"><text:soft-page-break/>ALTER TABLE INDUSTRIA.PRODUTO</text:p>
      <text:p text:style-name="P7">ADD CONSTRAINT FK7 FOREIGN KEY (COD_ESTOQUE_PRODUTO_FK) REFERENCES INDUSTRIA.ESTOQUE_PRODUTO(COD_</text:p>
      <text:p text:style-name="P7"/>
      <text:p text:style-name="P7">ALTER TABLE INDUSTRIA.VENDA</text:p>
      <text:p text:style-name="P7">ADD CONSTRAINT FK8 FOREIGN KEY (COD_DEPT_FK) REFERENCES INDUSTRIA.DEPARTAMENTO(COD_</text:p>
      <text:p text:style-name="P7"/>
      <text:p text:style-name="P7">ALTER TABLE INDUSTRIA.VENDA_TEM_PRODUTO</text:p>
      <text:p text:style-name="P7">ADD CONSTRAINT FK9 FOREIGN KEY (COD_VENDA_FK) REFERENCES INDUSTRIA.VENDA(COD_VENDA);</text:p>
      <text:p text:style-name="P7"/>
      <text:p text:style-name="P7">ALTER TABLE INDUSTRIA.VENDA_TEM_PRODUTO</text:p>
      <text:p text:style-name="P7">ADD CONSTRAINT FK10 FOREIGN KEY (COD_PRODUTO_FK) REFERENCES INDUSTRIA.PRODUTO(COD_PRODUTO)</text:p>
      <text:p text:style-name="P7"/>
      <text:p text:style-name="P7">ALTER TABLE INDUSTRIA.PRODUTO_TEM_CLIENTE</text:p>
      <text:p text:style-name="P7">ADD CONSTRAINT FK11 FOREIGN KEY (CNPJ_CLIENTE_FK) REFERENCES INDUSTRIA.CLIENTE(CNPJ_</text:p>
      <text:p text:style-name="P7"/>
      <text:p text:style-name="P7">ALTER TABLE INDUSTRIA.PRODUTO_TEM_CLIENTE</text:p>
      <text:p text:style-name="P7">ADD CONSTRAINT FK12 FOREIGN KEY (COD_PRODUTO_FK1) REFERENCES INDUSTRIA.PRODUTO(COD_PRODUTO)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7:50:29.876300820</meta:creation-date>
    <dc:date>2018-11-23T17:51:36.696716725</dc:date>
    <meta:editing-duration>PT1M7S</meta:editing-duration>
    <meta:editing-cycles>1</meta:editing-cycles>
    <meta:document-statistic meta:table-count="0" meta:image-count="0" meta:object-count="0" meta:page-count="3" meta:paragraph-count="101" meta:word-count="431" meta:character-count="3965" meta:non-whitespace-character-count="3499"/>
    <meta:generator>LibreOffice/6.0.6.2$Linux_X86_64 LibreOffice_project/00m0$Build-2</meta:generator>
  </office:meta>
</office:document-meta>
</file>